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4in"/>
    </style:style>
    <style:style style:name="TBL_0_0_col_2" style:family="table-column">
      <style:table-column-properties style:column-width="0.13in"/>
    </style:style>
    <style:style style:name="TBL_0_0_col_3" style:family="table-column">
      <style:table-column-properties style:column-width="0.16in"/>
    </style:style>
    <style:style style:name="TBL_0_0_col_4" style:family="table-column">
      <style:table-column-properties style:column-width="0.27in"/>
    </style:style>
    <style:style style:name="TBL_0_0_col_5" style:family="table-column">
      <style:table-column-properties style:column-width="0.41in"/>
    </style:style>
    <style:style style:name="TBL_0_0_col_6" style:family="table-column">
      <style:table-column-properties style:column-width="0.04in"/>
    </style:style>
    <style:style style:name="TBL_0_0_col_7" style:family="table-column">
      <style:table-column-properties style:column-width="0.08in"/>
    </style:style>
    <style:style style:name="TBL_0_0_col_8" style:family="table-column">
      <style:table-column-properties style:column-width="0.01in"/>
    </style:style>
    <style:style style:name="TBL_0_0_col_9" style:family="table-column">
      <style:table-column-properties style:column-width="0.69in"/>
    </style:style>
    <style:style style:name="TBL_0_0_col_10" style:family="table-column">
      <style:table-column-properties style:column-width="0.02in"/>
    </style:style>
    <style:style style:name="TBL_0_0_col_11" style:family="table-column">
      <style:table-column-properties style:column-width="0.26in"/>
    </style:style>
    <style:style style:name="TBL_0_0_col_12" style:family="table-column">
      <style:table-column-properties style:column-width="0.25in"/>
    </style:style>
    <style:style style:name="TBL_0_0_col_13" style:family="table-column">
      <style:table-column-properties style:column-width="0.47in"/>
    </style:style>
    <style:style style:name="TBL_0_0_col_14" style:family="table-column">
      <style:table-column-properties style:column-width="0.01in"/>
    </style:style>
    <style:style style:name="TBL_0_0_col_15" style:family="table-column">
      <style:table-column-properties style:column-width="0.04in"/>
    </style:style>
    <style:style style:name="TBL_0_0_col_16" style:family="table-column">
      <style:table-column-properties style:column-width="0.09in"/>
    </style:style>
    <style:style style:name="TBL_0_0_col_17" style:family="table-column">
      <style:table-column-properties style:column-width="0.45in"/>
    </style:style>
    <style:style style:name="TBL_0_0_col_18" style:family="table-column">
      <style:table-column-properties style:column-width="0.12in"/>
    </style:style>
    <style:style style:name="TBL_0_0_col_19" style:family="table-column">
      <style:table-column-properties style:column-width="0.36in"/>
    </style:style>
    <style:style style:name="TBL_0_0_col_20" style:family="table-column">
      <style:table-column-properties style:column-width="1.23in"/>
    </style:style>
    <style:style style:name="TBL_0_0_col_21" style:family="table-column">
      <style:table-column-properties style:column-width="1.02in"/>
    </style:style>
    <style:style style:name="TBL_0_0_col_22" style:family="table-column">
      <style:table-column-properties style:column-width="0.01in"/>
    </style:style>
    <style:style style:name="TBL_0_0_col_23" style:family="table-column">
      <style:table-column-properties style:column-width="0.19in"/>
    </style:style>
    <style:style style:name="TBL_0_0_col_24" style:family="table-column">
      <style:table-column-properties style:column-width="0.37in"/>
    </style:style>
    <style:style style:name="TBL_0_0_col_25" style:family="table-column">
      <style:table-column-properties style:column-width="0.01in"/>
    </style:style>
    <style:style style:name="TBL_0_0_col_26" style:family="table-column">
      <style:table-column-properties style:column-width="0.01in"/>
    </style:style>
    <style:style style:name="TBL_0_0_col_27" style:family="table-column">
      <style:table-column-properties style:column-width="0.02in"/>
    </style:style>
    <style:style style:name="TBL_0_0_col_28" style:family="table-column">
      <style:table-column-properties style:column-width="0.01in"/>
    </style:style>
    <style:style style:name="TBL_0_0_col_29" style:family="table-column">
      <style:table-column-properties style:column-width="0.04in"/>
    </style:style>
    <style:style style:name="TBL_0_0_col_30" style:family="table-column">
      <style:table-column-properties style:column-width="0.43in"/>
    </style:style>
    <style:style style:name="TBL_0_0_col_31" style:family="table-column">
      <style:table-column-properties style:column-width="0.18in"/>
    </style:style>
    <style:style style:name="TBL_0_0_col_32" style:family="table-column">
      <style:table-column-properties style:column-width="0.05in"/>
    </style:style>
    <style:style style:name="TBL_0_0_col_33" style:family="table-column">
      <style:table-column-properties style:column-width="0.02in"/>
    </style:style>
    <style:style style:name="TBL_0_0_col_34" style:family="table-column">
      <style:table-column-properties style:column-width="0.15in"/>
    </style:style>
    <style:style style:name="TBL_0_0_col_35" style:family="table-column">
      <style:table-column-properties style:column-width="0.43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5in"/>
    </style:style>
    <style:style style:name="TBL_0_0_row_2" style:family="table-row">
      <style:table-row-properties style:use-optimal-row-height="false" style:row-height="0.01in"/>
    </style:style>
    <style:style style:name="C1" style:family="table-cell">
      <style:table-cell-properties fo:wrap-option="wrap" style:shrink-to-fit="false" fo:padding-top="0.027777777777777776in" fo:padding-left="0.05555555555555555in" fo:padding-bottom="0.0in" fo:padding-right="0.0in" style:vertical-align="middle"/>
      <style:paragraph-properties fo:text-align="end"/>
    </style:style>
    <style:style style:name="P0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 fo:font-weight="bold">
</style:text-properties>
    </style:style>
    <style:style style:name="TBL_0_0_row_3" style:family="table-row">
      <style:table-row-properties style:use-optimal-row-height="false" style:row-height="0.0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0.0pt" style:font-size-asian="10.0pt" style:font-size-complex="10.0pt" fo:font-weight="bold">
</style:text-properties>
    </style:style>
    <style:style style:name="TBL_0_0_row_4" style:family="table-row">
      <style:table-row-properties style:use-optimal-row-height="false" style:row-height="0.25in"/>
    </style:style>
    <style:style style:name="TBL_0_0_row_5" style:family="table-row">
      <style:table-row-properties style:use-optimal-row-height="false" style:row-height="0.02in"/>
    </style:style>
    <style:style style:name="TBL_0_0_row_6" style:family="table-row">
      <style:table-row-properties style:use-optimal-row-height="false" style:row-height="0.15in"/>
    </style:style>
    <style:style style:name="TBL_0_0_row_7" style:family="table-row">
      <style:table-row-properties style:use-optimal-row-height="false" style:row-height="0.01in"/>
    </style:style>
    <style:style style:name="C4" style:family="table-cell">
      <style:table-cell-properties fo:wrap-option="wrap" style:shrink-to-fit="false" fo:padding-top="0.027777777777777776in" fo:padding-left="0.027777777777777776in" fo:padding-bottom="0.0in" fo:padding-right="0.0in" style:vertical-align="middle"/>
      <style:paragraph-properties fo:text-align="end"/>
    </style:style>
    <style:style style:name="T2" style:family="text">
      <style:text-properties style:font-name="SansSerif" fo:font-size="8.0pt" style:font-size-asian="8.0pt" style:font-size-complex="8.0pt" fo:font-weight="bold">
</style:text-properties>
    </style:style>
    <style:style style:name="C5" style:family="table-cell">
      <style:table-cell-properties fo:wrap-option="wrap" style:shrink-to-fit="false" fo:padding-top="0.027777777777777776in" fo:padding-left="0.027777777777777776in" fo:padding-bottom="0.0in" fo:padding-right="0.0in" style:vertical-align="middle"/>
      <style:paragraph-properties fo:text-align="center"/>
    </style:style>
    <style:style style:name="TBL_0_0_row_8" style:family="table-row">
      <style:table-row-properties style:use-optimal-row-height="false" style:row-height="0.16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SansSerif" fo:font-size="8.0pt" style:font-size-asian="8.0pt" style:font-size-complex="8.0pt">
</style:text-properties>
    </style:style>
    <style:style style:name="TBL_0_0_row_9" style:family="table-row">
      <style:table-row-properties style:use-optimal-row-height="false" style:row-height="0.09in"/>
    </style:style>
    <style:style style:name="TBL_0_0_row_10" style:family="table-row">
      <style:table-row-properties style:use-optimal-row-height="false" style:row-height="0.05in"/>
    </style:style>
    <style:style style:name="TBL_0_0_row_11" style:family="table-row">
      <style:table-row-properties style:use-optimal-row-height="false" style:row-height="0.27in"/>
    </style:style>
    <style:style style:name="C7" style:family="table-cell">
      <style:table-cell-properties fo:wrap-option="wrap" style:shrink-to-fit="false" fo:background-color="#FFFFFF" fo:border-top="0.041666666666666664in solid #000000" fo:padding-top="0.0in" fo:padding-left="0.0in" fo:border-bottom="0.041666666666666664in solid #000000" fo:padding-bottom="0.0in" fo:padding-right="0.0in" style:vertical-align="middle"/>
      <style:paragraph-properties fo:text-align="center"/>
    </style:style>
    <style:style style:name="T4" style:family="text">
      <style:text-properties style:font-name="SansSerif" fo:font-size="8.0pt" style:font-size-asian="8.0pt" style:font-size-complex="8.0pt" fo:font-weight="bold" fo:background-color="#FFFFFF">
</style:text-properties>
    </style:style>
    <style:style style:name="C8" style:family="table-cell">
      <style:table-cell-properties fo:wrap-option="wrap" style:shrink-to-fit="false" fo:background-color="#FFFFFF" fo:border-top="0.041666666666666664in solid #000000" fo:padding-top="0.0in" fo:padding-left="0.0in" fo:border-bottom="0.041666666666666664in solid #000000" fo:padding-bottom="0.0in" fo:padding-right="0.0in" style:vertical-align="middle"/>
      <style:paragraph-properties fo:text-align="start"/>
    </style:style>
    <style:style style:name="TBL_0_0_row_12" style:family="table-row">
      <style:table-row-properties style:use-optimal-row-height="false" style:row-height="0.02in"/>
    </style:style>
    <style:style style:name="TBL_0_0_row_13" style:family="table-row">
      <style:table-row-properties style:use-optimal-row-height="false" style:row-height="0.15in"/>
    </style:style>
    <style:style style:name="C9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C1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14" style:family="table-row">
      <style:table-row-properties style:use-optimal-row-height="false" style:row-height="2.88in"/>
    </style:style>
    <style:style style:name="TBL_0_0_row_15" style:family="table-row">
      <style:table-row-properties style:use-optimal-row-height="false" style:row-height="0.16in"/>
    </style:style>
    <style:style style:name="C1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justified"/>
    </style:style>
    <style:style style:name="P4" style:family="paragraph">
      <style:paragraph-properties fo:line-height="100%" fo:text-align="justifie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16" style:family="table-row">
      <style:table-row-properties style:use-optimal-row-height="false" style:row-height="0.18in"/>
    </style:style>
    <style:style style:name="TBL_0_0_row_17" style:family="table-row">
      <style:table-row-properties style:use-optimal-row-height="false" style:row-height="0.08in"/>
    </style:style>
    <style:style style:name="TBL_0_0_row_18" style:family="table-row">
      <style:table-row-properties style:use-optimal-row-height="false" style:row-height="0.16in"/>
    </style:style>
    <style:style style:name="T5" style:family="text">
      <style:text-properties style:font-name="SansSerif" fo:font-size="7.0pt" style:font-size-asian="7.0pt" style:font-size-complex="7.0pt" fo:font-weight="bold">
</style:text-properties>
    </style:style>
    <style:style style:name="C1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TBL_0_0_row_19" style:family="table-row">
      <style:table-row-properties style:use-optimal-row-height="false" style:row-height="0.0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column table:style-name="TBL_0_0_col_28">
</table:table-column>
        <table:table-column table:style-name="TBL_0_0_col_29">
</table:table-column>
        <table:table-column table:style-name="TBL_0_0_col_30">
</table:table-column>
        <table:table-column table:style-name="TBL_0_0_col_31">
</table:table-column>
        <table:table-column table:style-name="TBL_0_0_col_32">
</table:table-column>
        <table:table-column table:style-name="TBL_0_0_col_33">
</table:table-column>
        <table:table-column table:style-name="TBL_0_0_col_34">
</table:table-column>
        <table:table-column table:style-name="TBL_0_0_col_35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 table:number-rows-spanned="3">
            <text:p text:style-name="P0"><text:bookmark text:name="JR_PAGE_ANCHOR_0_1"/><text:span text:style-name="T0">Nº: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2" table:number-columns-spanned="15" table:number-rows-spanned="4">
            <text:p><draw:frame text:anchor-type="paragraph" draw:style-name="G0" svg:x="0.0in" svg:y="0.0in" svg:width="2.37in" svg:height="0.44in"><draw:image xlink:href="Pictures/img_0_0_12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3" table:number-columns-spanned="2" table:number-rows-spanned="2">
            <text:p text:style-name="P1"><text:span text:style-name="T1">null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4" table:number-columns-spanned="6" table:number-rows-spanned="2">
            <text:p text:style-name="P0"><text:span text:style-name="T2">FECHA EMISIÓN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5" table:number-columns-spanned="2" table:number-rows-spanned="2">
            <text:p text:style-name="P1"><text:span text:style-name="T2">ORIGEN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6">
            <text:p text:style-name="P2"><text:span text:style-name="T3">null</text:span></text:p>
          </table:table-cell>
          <table:table-cell table:style-name="C0"/>
          <table:covered-table-cell/>
          <table:covered-table-cell/>
          <table:table-cell table:style-name="C6" table:number-columns-spanned="2">
            <text:p text:style-name="P2"><text:span text:style-name="T3">null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6" table:number-columns-spanned="2">
            <text:p text:style-name="P2"><text:span text:style-name="T3">null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7" table:number-columns-spanned="3">
            <text:p text:style-name="P1"><text:span text:style-name="T4">ITEM</text:span></text:p>
          </table:table-cell>
          <table:covered-table-cell/>
          <table:covered-table-cell/>
          <table:table-cell table:style-name="C7" table:number-columns-spanned="2">
            <text:p text:style-name="P1"><text:span text:style-name="T4">PLU</text:span></text:p>
          </table:table-cell>
          <table:covered-table-cell/>
          <table:table-cell table:style-name="C8" table:number-columns-spanned="15">
            <text:p text:style-name="P2"><text:span text:style-name="T4">REFEREN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7" table:number-columns-spanned="2">
            <text:p text:style-name="P1"><text:span text:style-name="T4">PROCESO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7" table:number-columns-spanned="9">
            <text:p text:style-name="P1"><text:span text:style-name="T4">PESO (KG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9" table:number-columns-spanned="3">
            <text:p text:style-name="P1"><text:span text:style-name="T3">null</text:span></text:p>
          </table:table-cell>
          <table:covered-table-cell/>
          <table:covered-table-cell/>
          <table:table-cell table:style-name="C10" table:number-columns-spanned="3">
            <text:p text:style-name="P3"><text:span text:style-name="T3">null</text:span></text:p>
          </table:table-cell>
          <table:covered-table-cell/>
          <table:covered-table-cell/>
          <table:table-cell table:style-name="C6" table:number-columns-spanned="14">
            <text:p text:style-name="P2"><text:span text:style-name="T3"> (null) null-nu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0" table:number-columns-spanned="2">
            <text:p text:style-name="P3"><text:span text:style-name="T3">null</text:span></text:p>
          </table:table-cell>
          <table:covered-table-cell/>
          <table:table-cell table:style-name="C0"/>
          <table:table-cell table:style-name="C0"/>
          <table:table-cell table:style-name="C9" table:number-columns-spanned="10">
            <text:p text:style-name="P1"><text:span text:style-name="T3">nu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11" table:number-columns-spanned="28" table:number-rows-spanned="2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5" table:number-columns-spanned="3">
            <text:p text:style-name="P1"><text:span text:style-name="T5">USUARIO:</text:span></text:p>
          </table:table-cell>
          <table:covered-table-cell/>
          <table:covered-table-cell/>
          <table:table-cell table:style-name="C6" table:number-columns-spanned="12">
            <text:p text:style-name="P2"><text:span text:style-name="T2">nu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12" table:number-columns-spanned="14" table:number-rows-spanned="2">
            <text:p text:style-name="P0"><text:span text:style-name="T3">Pagina 1 de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5.5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